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6000000298F2CCEBCC453389D6.png" manifest:media-type="image/png"/>
  <manifest:file-entry manifest:full-path="Pictures/10000201000003600000029867C261729DB5A365.png" manifest:media-type="image/png"/>
  <manifest:file-entry manifest:full-path="Pictures/100002010000036000000298C83EA9D1179F1F8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adornments="Regular" style:font-family-generic="script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25cm"/>
    </style:style>
    <style:style style:name="gr3" style:family="graphic" style:parent-style-name="standard">
      <style:graphic-properties draw:fill-color="#ffff99" draw:textarea-horizontal-align="justify" draw:textarea-vertical-align="middle" draw:auto-grow-height="false" fo:min-height="0.952cm" fo:min-width="0.632cm"/>
    </style:style>
    <style:style style:name="gr4" style:family="graphic" style:parent-style-name="objectwithoutfill">
      <style:graphic-properties draw:fill="none" draw:fill-color="#000000" draw:textarea-vertical-align="middle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0.034cm" fo:min-width="0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0.316cm" fo:min-width="0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0.174cm" fo:min-width="0cm"/>
    </style:style>
    <style:style style:name="gr8" style:family="graphic" style:parent-style-name="standard">
      <style:graphic-properties draw:stroke="none" svg:stroke-color="#000000" draw:fill="none" draw:fill-color="#ffffff" fo:min-height="2.845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99"/>
      <style:paragraph-properties fo:text-align="center"/>
    </style:style>
    <style:style style:name="P4" style:family="paragraph">
      <loext:graphic-properties draw:fill="none" draw:fill-color="#000000"/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style:text-properties style:font-name="Comic Sans MS" fo:font-size="18pt" style:font-size-asian="18pt" style:font-size-complex="18pt"/>
    </style:style>
    <style:style style:name="P7" style:family="paragraph">
      <loext:graphic-properties draw:fill="none" draw:fill-color="#ffffff"/>
      <style:text-properties style:font-name="Comic Sans MS" fo:font-size="18pt" style:font-size-asian="18pt" style:font-size-complex="18pt"/>
    </style:style>
    <style:style style:name="T1" style:family="text">
      <style:text-properties style:font-name="Comic Sans MS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088cm" svg:height="5.447cm" svg:x="2.4cm" svg:y="1.753cm">
          <draw:image xlink:href="Pictures/100002010000036000000298C83EA9D1179F1F88.png" xlink:type="simple" xlink:show="embed" xlink:actuate="onLoad">
            <text:p/>
          </draw:image>
        </draw:frame>
        <draw:frame draw:style-name="gr1" draw:text-style-name="P1" draw:layer="layout" svg:width="6.983cm" svg:height="5.366cm" svg:x="9.617cm" svg:y="1.8cm">
          <draw:image xlink:href="Pictures/10000201000003600000029867C261729DB5A365.png" xlink:type="simple" xlink:show="embed" xlink:actuate="onLoad">
            <text:p/>
          </draw:image>
        </draw:frame>
        <draw:frame draw:style-name="gr2" draw:text-style-name="P2" draw:layer="layout" svg:width="1.3cm" svg:height="0.962cm" svg:x="17.2cm" svg:y="4.1cm">
          <draw:text-box>
            <text:p>...</text:p>
          </draw:text-box>
        </draw:frame>
        <draw:custom-shape draw:style-name="gr3" draw:text-style-name="P3" draw:layer="layout" svg:width="1.6cm" svg:height="1.7cm" svg:x="14.1cm" svg:y="15.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1" draw:text-style-name="P1" draw:layer="layout" svg:width="7.088cm" svg:height="5.447cm" svg:x="18.912cm" svg:y="1.753cm">
          <draw:image xlink:href="Pictures/100002010000036000000298F2CCEBCC453389D6.png" xlink:type="simple" xlink:show="embed" xlink:actuate="onLoad">
            <text:p/>
          </draw:image>
        </draw:frame>
        <draw:path draw:style-name="gr4" draw:text-style-name="P4" draw:layer="layout" svg:width="5.312cm" svg:height="6.8cm" draw:transform="skewX (1.03092470063774E-016) rotate (0.911410935391439) translate (15.5810630273025cm 12.2499328807373cm)" svg:viewBox="0 0 5313 6801" svg:d="M1617 352c363-84 662 182 972 305 251 99 379 329 582 487 203 157 362 368 488 591 151 268-170 621 23 863 165 206 386 345 561 534 169 182 347 355 492 559 133 188 335 336 426 550 93 219 286 573 7 729-396 221-8 404-72 702-59 272-126 518-295 757-263 375-437-167-674 229-143 239-561 148-739-44-179-194-385-338-579-520-189-178-533-121-679-384-117-209-301-373-404-598-106-229-76-484-363-657-237-143-352-412-439-718-86-305 8-602-140-861-115-202-228-409-371-593-228-294 144-577-59-834-126-159-542-331-256-595 197-182 308-435 417-675 142-313 540-147 747-21l230 144 252 99 159 52">
          <text:p/>
        </draw:path>
        <draw:custom-shape draw:style-name="gr5" draw:text-style-name="P5" draw:layer="layout" svg:width="0.3cm" svg:height="0.4cm" svg:x="14.9cm" svg:y="1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7cm" svg:height="0.8cm" svg:x="15.5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5cm" svg:height="0.6cm" svg:x="15.1cm" svg:y="1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draw:layer="layout" svg:width="5.9cm" svg:height="3.095cm" svg:x="17.3cm" svg:y="10.7cm">
          <draw:text-box>
            <text:p text:style-name="P6"><text:span text:style-name="T1">I will select one experience replay at rando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adornments="Regular" style:font-family-generic="script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3T18:06:25.059860712</meta:creation-date>
    <dc:date>2018-02-03T18:26:08.610357447</dc:date>
    <meta:editing-duration>PT9M28S</meta:editing-duration>
    <meta:editing-cycles>1</meta:editing-cycles>
    <meta:document-statistic meta:object-count="10"/>
    <meta:generator>LibreOffice/5.1.6.2$Linux_X86_64 LibreOffice_project/10m0$Build-2</meta:generator>
  </office:meta>
</office:document-meta>
</file>